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/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</office:automatic-styles>
  <office:body>
    <office:text>
      <text:tracked-changes/>
      <text:page-sequence>
        <text:page text:master-page-name="Standard1"/>
      </text:page-sequence>
      <text:p text:style-name="P1">Archivos Auxiliares</text:p>
      <text:p text:style-name="P2"/>
      <text:p text:style-name="P2">*Nombre del archivo: .lock_invonio_corriendo</text:p>
      <text:p text:style-name="P2">En su interior se guarda el PID del proceso invonio que se ejecutó.</text:p>
      <text:p text:style-name="P2"/>
      <text:p text:style-name="P2"/>
      <text:p text:style-name="P2">*Nombre del archivo: .lock_invreci_corriendo</text:p>
      <text:p text:style-name="P2">En su interior se guarda el PID del proceso invreci que se ejecutó.</text:p>
      <text:p text:style-name="P2"/>
      <text:p text:style-name="P2">*Nombre del archivo: .lock_remioc_corriendo</text:p>
      <text:p text:style-name="P2">En su interior se guarda el PID del proceso remioc que se ejecutó.</text:p>
      <text:p text:style-name="P2"/>
      <text:p text:style-name="P2"/>
      <text:p text:style-name="P2">*Justificación del uso de los archivos de lock en general:<text:s/></text:p>
      <text:p text:style-name="P2">Es un archivo de lock que se utiliza para saber si ya se encuentra en ejecución el comando invonio en ese momento, para ello se valida la existencia de dicho archivo y al finalizar el proceso se lo elimina para permitir que se pueda correr nuevamente.</text:p>
      <text:p text:style-name="P2"/>
      <text:p text:style-name="P2">*Justificación del uso del archivo .lock_invonio_corriendo en particular</text:p>
      <text:p text:style-name="P2">En especial el archivo .lock_invonio_corriendo utiliza el PID para luego desde la funcion ./stopinvonio puede realizarse un SIGTERM sobre el proceso invonio que se inicializó anteriormente.</text:p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isplay-name="Head 1" style:family="paragraph" style:list-style-name="Numbering_20Style_20for_20Head_201" style:next-style-name="Standard">
      <style:text-properties fo:font-size="20.000000000000000pt" fo:font-weight="bold"/>
    </style:style>
    <style:style style:name="Head_202" style:display-name="Head 2" style:family="paragraph" style:list-style-name="Numbering_20Style_20for_20Head_202" style:next-style-name="Standard">
      <style:text-properties fo:font-size="16.000000000000000pt" fo:font-weight="bold"/>
    </style:style>
    <style:style style:name="Head_203" style:display-name="Head 3" style:family="paragraph" style:list-style-name="Numbering_20Style_20for_20Head_203" style:next-style-name="Standard">
      <style:text-properties fo:font-size="12.000000000000000pt" fo:font-weight="bold"/>
    </style: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ge-height="841.890999999999963pt" fo:page-width="595.277000000000044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2</meta:generator>
    <dc:title/>
    <meta:initial-creator>Unknown</meta:initial-creator>
    <meta:editing-cycles>1</meta:editing-cycles>
    <dc:date>2010-05-07T16:51:35</dc:date>
    <meta:creation-date>2008-08-22T11:41:04</meta:creation-date>
    <dc:creator>Guido</dc:creator>
  </office:meta>
</office:document-meta>
</file>